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cfd" officeooo:paragraph-rsid="000d8cfd"/>
    </style:style>
    <style:style style:name="P2" style:family="paragraph" style:parent-style-name="Standard">
      <style:text-properties officeooo:rsid="000ee5cf" officeooo:paragraph-rsid="000ee5cf"/>
    </style:style>
    <style:style style:name="P3" style:family="paragraph" style:parent-style-name="Standard">
      <style:text-properties officeooo:rsid="000f48e2" officeooo:paragraph-rsid="000f48e2"/>
    </style:style>
    <style:style style:name="T1" style:family="text">
      <style:text-properties officeooo:rsid="000ee5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ah timeline</text:p>
      <text:p text:style-name="P1"/>
      <text:p text:style-name="P1">Beta testing begins<text:tab/><text:tab/> 7/16</text:p>
      <text:p text:style-name="P1">Bom and profile lock<text:tab/><text:tab/> 8/01</text:p>
      <text:p text:style-name="P1">Proproduction (~10 units) <text:tab/> ??</text:p>
      <text:p text:style-name="P1">Initial production run<text:tab/><text:tab/> 9/01</text:p>
      <text:p text:style-name="P1"/>
      <text:p text:style-name="P3">Questions:</text:p>
      <text:p text:style-name="P1">What is lead-time for 500 units?</text:p>
      <text:p text:style-name="P1"/>
      <text:p text:style-name="P1"/>
      <text:p text:style-name="P1">Current action items</text:p>
      <text:p text:style-name="P1"/>
      <text:p text:style-name="P2">AO</text:p>
      <text:p text:style-name="P1">* <text:span text:style-name="T1">N</text:span>eed to decide on laser etching for the block and what type of nozzle identifier to use</text:p>
      <text:p text:style-name="P1">* Mount plate was missed in initial sample run (oops)</text:p>
      <text:p text:style-name="P1"><text:tab/>- Getting these for preproduction run should be fine</text:p>
      <text:p text:style-name="P1">* Heater block was redesigned to reduce cost, rounded edges are now just chamfered to match E3D block.</text:p>
      <text:p text:style-name="P1"/>
      <text:p text:style-name="P2">E3D</text:p>
      <text:p text:style-name="P1">* <text:span text:style-name="T1">N</text:span>eed to provide retention plate samples</text:p>
      <text:p text:style-name="P1">* Also need to get thermistor assemblies with correct molex conn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07:18:26.623193860</meta:creation-date>
    <meta:print-date>2016-06-23T07:57:39.471627846</meta:print-date>
    <dc:date>2016-06-23T08:46:13.888420233</dc:date>
    <meta:editing-duration>PT12M16S</meta:editing-duration>
    <meta:editing-cycles>1</meta:editing-cycles>
    <meta:document-statistic meta:table-count="0" meta:image-count="0" meta:object-count="0" meta:page-count="1" meta:paragraph-count="16" meta:word-count="104" meta:character-count="599" meta:non-whitespace-character-count="502"/>
    <meta:generator>LibreOffice/5.0.4.2$Linux_X86_64 LibreOffice_project/2b9802c1994aa0b7dc6079e128979269cf95bc78</meta:generator>
  </office:meta>
</office:document-meta>
</file>